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ac612" officeooo:paragraph-rsid="000ac612"/>
    </style:style>
    <style:style style:name="P11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2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3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14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5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6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7" style:family="paragraph" style:parent-style-name="Standard">
      <style:text-properties officeooo:rsid="000c6720" officeooo:paragraph-rsid="000c6720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76bd42" officeooo:paragraph-rsid="0076bd42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5f779b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67269b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779fa8" officeooo:paragraph-rsid="00779fa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70ae3b" officeooo:paragraph-rsid="0070ae3b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7cdc27" officeooo:paragraph-rsid="007cdc2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7ee952" officeooo:paragraph-rsid="007ee95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7fe493" officeooo:paragraph-rsid="007fe493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size="12pt" fo:font-style="normal" fo:font-weight="normal" officeooo:rsid="003bf25a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e952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style:text-underline-style="none" fo:font-weight="normal" officeooo:rsid="00806f8d" officeooo:paragraph-rsid="00806f8d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2b211b" officeooo:paragraph-rsid="006bf153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119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20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21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22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23" style:family="paragraph" style:parent-style-name="Standard">
      <style:text-properties fo:font-size="12pt" officeooo:rsid="005dcd96" officeooo:paragraph-rsid="005dcd96" style:font-size-asian="12pt" style:font-size-complex="12pt"/>
    </style:style>
    <style:style style:name="P124" style:family="paragraph" style:parent-style-name="Standard">
      <style:text-properties fo:font-size="12pt" officeooo:rsid="005c5fe5" officeooo:paragraph-rsid="005c5fe5" style:font-size-asian="12pt" style:font-size-complex="12pt"/>
    </style:style>
    <style:style style:name="P125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126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128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129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130" style:family="paragraph" style:parent-style-name="Standard">
      <style:text-properties officeooo:rsid="0009d20a" officeooo:paragraph-rsid="0030fe08"/>
    </style:style>
    <style:style style:name="P131" style:family="paragraph" style:parent-style-name="Standard">
      <style:text-properties officeooo:rsid="0002ab6e" officeooo:paragraph-rsid="00337396"/>
    </style:style>
    <style:style style:name="P132" style:family="paragraph" style:parent-style-name="Standard">
      <style:text-properties officeooo:rsid="00328a78" officeooo:paragraph-rsid="00328a78"/>
    </style:style>
    <style:style style:name="P133" style:family="paragraph" style:parent-style-name="Standard">
      <style:text-properties officeooo:rsid="00328a78" officeooo:paragraph-rsid="00365fd4"/>
    </style:style>
    <style:style style:name="P134" style:family="paragraph" style:parent-style-name="Standard">
      <style:text-properties officeooo:rsid="00328a78" officeooo:paragraph-rsid="003711fe"/>
    </style:style>
    <style:style style:name="P135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136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137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138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139" style:family="paragraph" style:parent-style-name="Standard">
      <style:text-properties officeooo:rsid="00337396" officeooo:paragraph-rsid="00365fd4"/>
    </style:style>
    <style:style style:name="P140" style:family="paragraph" style:parent-style-name="Standard">
      <style:paragraph-properties fo:text-align="start" style:justify-single-word="false"/>
      <style:text-properties officeooo:paragraph-rsid="003e6c7f"/>
    </style:style>
    <style:style style:name="P14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>
      <style:text-properties officeooo:rsid="00341b7b" officeooo:paragraph-rsid="003711fe"/>
    </style:style>
    <style:style style:name="P143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44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45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146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47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48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49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51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52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83d227" style:font-size-asian="10.5pt" style:font-weight-asian="normal" style:font-size-complex="12pt" style:font-weight-complex="normal"/>
    </style:style>
    <style:style style:name="P157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158" style:family="paragraph" style:parent-style-name="Standard">
      <style:text-properties fo:font-style="normal" fo:font-weight="normal" officeooo:rsid="0085449c" officeooo:paragraph-rsid="0085449c" style:font-style-asian="normal" style:font-weight-asian="normal" style:font-style-complex="normal" style:font-weight-complex="normal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officeooo:rsid="000f1735"/>
    </style:style>
    <style:style style:name="T8" style:family="text">
      <style:text-properties officeooo:rsid="000f8d5d"/>
    </style:style>
    <style:style style:name="T9" style:family="text">
      <style:text-properties officeooo:rsid="00114857"/>
    </style:style>
    <style:style style:name="T10" style:family="text">
      <style:text-properties fo:font-style="normal" officeooo:rsid="00170685" style:font-style-asian="normal" style:font-style-complex="normal"/>
    </style:style>
    <style:style style:name="T11" style:family="text">
      <style:text-properties fo:font-style="normal" officeooo:rsid="00337396" style:font-style-asian="normal" style:font-style-complex="normal"/>
    </style:style>
    <style:style style:name="T12" style:family="text">
      <style:text-properties officeooo:rsid="00198f90"/>
    </style:style>
    <style:style style:name="T13" style:family="text">
      <style:text-properties officeooo:rsid="001a52aa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style:font-size-asian="10.5pt" style:font-size-complex="12pt"/>
    </style:style>
    <style:style style:name="T21" style:family="text">
      <style:text-properties fo:font-size="12pt" officeooo:rsid="0074710d" style:font-size-asian="10.5pt" style:font-size-complex="12pt"/>
    </style:style>
    <style:style style:name="T22" style:family="text">
      <style:text-properties fo:font-size="12pt" officeooo:rsid="0076bd42" style:font-size-asian="10.5pt" style:font-size-complex="12pt"/>
    </style:style>
    <style:style style:name="T23" style:family="text">
      <style:text-properties officeooo:rsid="00307247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a026f" style:font-weight-asian="normal" style:font-weight-complex="normal"/>
    </style:style>
    <style:style style:name="T26" style:family="text">
      <style:text-properties fo:font-weight="normal" officeooo:rsid="002720ed" style:font-weight-asian="normal" style:font-weight-complex="normal"/>
    </style:style>
    <style:style style:name="T27" style:family="text">
      <style:text-properties fo:font-weight="normal" officeooo:rsid="0029f688" style:font-weight-asian="normal" style:font-weight-complex="normal"/>
    </style:style>
    <style:style style:name="T28" style:family="text">
      <style:text-properties fo:font-weight="normal" officeooo:rsid="0070ae3b" style:font-weight-asian="normal" style:font-weight-complex="normal"/>
    </style:style>
    <style:style style:name="T29" style:family="text">
      <style:text-properties fo:font-weight="normal" officeooo:rsid="00720eea" style:font-weight-asian="normal" style:font-weight-complex="normal"/>
    </style:style>
    <style:style style:name="T30" style:family="text">
      <style:text-properties officeooo:rsid="0030fe08"/>
    </style:style>
    <style:style style:name="T31" style:family="text">
      <style:text-properties officeooo:rsid="00337396"/>
    </style:style>
    <style:style style:name="T32" style:family="text">
      <style:text-properties officeooo:rsid="00341b7b"/>
    </style:style>
    <style:style style:name="T33" style:family="text">
      <style:text-properties officeooo:rsid="003561a5"/>
    </style:style>
    <style:style style:name="T34" style:family="text">
      <style:text-properties officeooo:rsid="00365fd4"/>
    </style:style>
    <style:style style:name="T35" style:family="text">
      <style:text-properties officeooo:rsid="003711fe"/>
    </style:style>
    <style:style style:name="T36" style:family="text">
      <style:text-properties officeooo:rsid="0038ea46"/>
    </style:style>
    <style:style style:name="T37" style:family="text">
      <style:text-properties officeooo:rsid="003a0416"/>
    </style:style>
    <style:style style:name="T38" style:family="text">
      <style:text-properties officeooo:rsid="003f0e8c"/>
    </style:style>
    <style:style style:name="T39" style:family="text">
      <style:text-properties officeooo:rsid="0040a5be"/>
    </style:style>
    <style:style style:name="T40" style:family="text">
      <style:text-properties officeooo:rsid="00430465"/>
    </style:style>
    <style:style style:name="T41" style:family="text">
      <style:text-properties officeooo:rsid="0051c30d"/>
    </style:style>
    <style:style style:name="T42" style:family="text">
      <style:text-properties fo:font-style="italic" officeooo:rsid="0055f6c5" style:font-style-asian="italic" style:font-style-complex="italic"/>
    </style:style>
    <style:style style:name="T43" style:family="text">
      <style:text-properties fo:font-style="italic" officeooo:rsid="0055673a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 officeooo:rsid="0055673a"/>
    </style:style>
    <style:style style:name="T45" style:family="text">
      <style:text-properties officeooo:rsid="0058adf0"/>
    </style:style>
    <style:style style:name="T46" style:family="text">
      <style:text-properties officeooo:rsid="005aaccd"/>
    </style:style>
    <style:style style:name="T47" style:family="text">
      <style:text-properties officeooo:rsid="005c5fe5"/>
    </style:style>
    <style:style style:name="T48" style:family="text">
      <style:text-properties officeooo:rsid="005dcd96"/>
    </style:style>
    <style:style style:name="T49" style:family="text">
      <style:text-properties officeooo:rsid="005efab5"/>
    </style:style>
    <style:style style:name="T50" style:family="text">
      <style:text-properties officeooo:rsid="005f779b"/>
    </style:style>
    <style:style style:name="T51" style:family="text">
      <style:text-properties officeooo:rsid="00618ce8"/>
    </style:style>
    <style:style style:name="T52" style:family="text">
      <style:text-properties officeooo:rsid="0062b904"/>
    </style:style>
    <style:style style:name="T53" style:family="text">
      <style:text-properties officeooo:rsid="0062d292"/>
    </style:style>
    <style:style style:name="T54" style:family="text">
      <style:text-properties officeooo:rsid="006341db"/>
    </style:style>
    <style:style style:name="T55" style:family="text">
      <style:text-properties officeooo:rsid="0064c933"/>
    </style:style>
    <style:style style:name="T56" style:family="text">
      <style:text-properties officeooo:rsid="0067269b"/>
    </style:style>
    <style:style style:name="T57" style:family="text">
      <style:text-properties officeooo:rsid="006a69da"/>
    </style:style>
    <style:style style:name="T58" style:family="text">
      <style:text-properties officeooo:rsid="006eb201"/>
    </style:style>
    <style:style style:name="T59" style:family="text">
      <style:text-properties officeooo:rsid="00720eea"/>
    </style:style>
    <style:style style:name="T60" style:family="text">
      <style:text-properties officeooo:rsid="00733e7b"/>
    </style:style>
    <style:style style:name="T61" style:family="text">
      <style:text-properties officeooo:rsid="0055673a"/>
    </style:style>
    <style:style style:name="T62" style:family="text">
      <style:text-properties officeooo:rsid="0074710d"/>
    </style:style>
    <style:style style:name="T63" style:family="text">
      <style:text-properties officeooo:rsid="0076bd42"/>
    </style:style>
    <style:style style:name="T64" style:family="text">
      <style:text-properties officeooo:rsid="0079ad0d"/>
    </style:style>
    <style:style style:name="T65" style:family="text">
      <style:text-properties officeooo:rsid="007a5819"/>
    </style:style>
    <style:style style:name="T66" style:family="text">
      <style:text-properties officeooo:rsid="007a6c38"/>
    </style:style>
    <style:style style:name="T67" style:family="text">
      <style:text-properties officeooo:rsid="007c52c3"/>
    </style:style>
    <style:style style:name="T68" style:family="text">
      <style:text-properties fo:color="#cc0000"/>
    </style:style>
    <style:style style:name="T69" style:family="text">
      <style:text-properties fo:color="#cc0000" officeooo:rsid="0040a5be"/>
    </style:style>
    <style:style style:name="T70" style:family="text">
      <style:text-properties fo:color="#cc0000" officeooo:rsid="00365fd4"/>
    </style:style>
    <style:style style:name="T71" style:family="text">
      <style:text-properties officeooo:rsid="007e9d3b"/>
    </style:style>
    <style:style style:name="T72" style:family="text">
      <style:text-properties officeooo:rsid="007ee952"/>
    </style:style>
    <style:style style:name="T73" style:family="text">
      <style:text-properties officeooo:rsid="007fe493"/>
    </style:style>
    <style:style style:name="T74" style:family="text">
      <style:text-properties officeooo:rsid="00806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7">Testy systemu logowania i zgłaszania błędów</text:p>
      <text:p text:style-name="P30"/>
      <text:p text:style-name="P28">W systemie można wyróżnić trzy <text:span text:style-name="T16">podstawowe,</text:span> <text:span text:style-name="T59">bezpośrednio ze sobą niepowiązane funkcjonalności</text:span>:</text:p>
      <text:p text:style-name="P28">1. rejestracja logów (logs),</text:p>
      <text:p text:style-name="P29">2. <text:span text:style-name="T55">rejestracja błędu i generowanie raportu (crash reports)</text:span></text:p>
      <text:p text:style-name="P28">3. wysyłanie <text:span text:style-name="T55">raportu (do sentry)</text:span>.</text:p>
      <text:p text:style-name="P14"/>
      <text:p text:style-name="P128"><text:span text:style-name="T36">Pierwsza i druga</text:span> funkcjonalnoś<text:span text:style-name="T36">ć</text:span> działa<text:span text:style-name="T65">ją</text:span> w sposób niewidoczny dla użytkownika. <text:span text:style-name="T36">Jej</text:span> testowanie <text:span text:style-name="T51">oparte jest</text:span> na przetestowaniu wierzchniej warstwy implementacji.<text:span text:style-name="T64"> W trzecim przypadku użytkownik zostaje poinformowany o wystąpieniu błędu. Dlatego jednocześnie testuje się w nim poprawność działania interfejsu graficznego.</text:span></text:p>
      <text:p text:style-name="P14"/>
      <text:p text:style-name="P129">Pierwsza funkcjonalności jest testowana istnienie i zawartość logów w zależności od uruchomionych źródeł.</text:p>
      <text:p text:style-name="P129">Testy drugiej funkcjonalności polegają na przetestowaniu <text:span text:style-name="T65">istnienia i zawartości</text:span> <text:span text:style-name="T65">wy</text:span>generowan<text:span text:style-name="T65">ego</text:span> raportu na podstawie istniejących logów. Testy trzeciej funkcjonalności polegają na przetestowaniu <text:span text:style-name="T65">poprawności wyświetlanych dla użytkownika komunikatów oraz poprawności drogi przenoszenia raportu.</text:span> </text:p>
      <text:p text:style-name="P14"><text:span text:style-name="T33">P</text:span>odstawowe przypadki użycia</text:p>
      <text:p text:style-name="P15"/>
      <text:p text:style-name="P126"><text:span text:style-name="T31">W</text:span>yróżni<text:span text:style-name="T31">a się</text:span> trzy podst<text:span text:style-name="T52">a</text:span>wowe sposoby użycia systemu:</text:p>
      <text:p text:style-name="P15"/>
      <text:p text:style-name="P131"><text:span text:style-name="T31">A</text:span>. Użytkownik chce wczytać zapisany sygnał.</text:p>
      <text:p text:style-name="P131"/>
      <text:p text:style-name="P135"><text:span text:style-name="T23">$</text:span> svarog <text:span text:style-name="T10">(tryb offline)</text:span></text:p>
      <text:p text:style-name="P131"/>
      <text:p text:style-name="P131"><text:span text:style-name="T31">B</text:span>. Użytkownik chce uruchomić wybrany scenariusz <text:span text:style-name="T1">bez analizowania sygnału</text:span>.</text:p>
      <text:p text:style-name="P131"/>
      <text:p text:style-name="P135"><text:span text:style-name="T23">$</text:span> obci gui</text:p>
      <text:p text:style-name="P131"/>
      <text:p text:style-name="P131"><text:span text:style-name="T31">C</text:span>. Użytkownik chce uruchomić scenariusz i analizować sygnał online.</text:p>
      <text:p text:style-name="P138"/>
      <text:p text:style-name="P146"><text:span text:style-name="T23">$</text:span> svarog &amp; obci gui <text:span text:style-name="T10">(załadowanie scenariusza eksperymentu z poziomu </text:span><text:span text:style-name="T11">S</text:span><text:span text:style-name="T10">varog-a)</text:span></text:p>
      <text:p text:style-name="P137">lub</text:p>
      <text:p text:style-name="P137">$ obci gui &amp; svarog (uruchomienie scenariusza i podłączenie do niego Svarog-a)</text:p>
      <text:p text:style-name="P42"/>
      <text:p text:style-name="P60">Przypadek A został uwzględniony tylko w pierwszym scenariuszu testowym. <text:span text:style-name="T60">Jeżeli </text:span>uruchamiani<text:span text:style-name="T60">a</text:span> Svarog-a całkowiecie niezależnie od obci_servera<text:span text:style-name="T60"> zostanie uznane za przewidywany przypadek użycia, należy opacować dodatkowy zestaw testów. </text:span></text:p>
      <text:p text:style-name="P60"><text:span text:style-name="T60">Scenariusze oparte, na przypadku B lub C </text:span><text:span text:style-name="T44">nie są</text:span><text:span text:style-name="T61"> uznawane za zakończone dopóki nie zostanie wykonana komenda </text:span><text:span text:style-name="T42">$ </text:span><text:span text:style-name="T43">obci srv_kill</text:span><text:span text:style-name="T61">.</text:span></text:p>
      <text:p text:style-name="P53"><text:s/></text:p>
      <text:p text:style-name="P42">P<text:span text:style-name="T36">owyższe przypadki</text:span> są wplecione w poszczególne scenariusze testowe.</text:p>
      <text:p text:style-name="P141"/>
      <text:p text:style-name="P148">1. Rejestracja logów</text:p>
      <text:p text:style-name="P33"/>
      <text:p text:style-name="P106">Specyfikajca</text:p>
      <text:p text:style-name="P28">Logi zapisywane są w folderze ~/.obci/logs</text:p>
      <text:p text:style-name="P36">Przy każdym uruchomieniu obci_server tworzony jest nowy folder w ~/.obci/logs. <text:span text:style-name="T18">W folderze tworzony jest plik bazodanowy sqlite z logami obci_server-a. Ponadto, dla każdego uruchomionego </text:span>w obci<text:span text:style-name="T14"> eksperymentu tworzony jest w tym folderze plik bazodanowy. </text:span>W<text:span text:style-name="T14"> plikach zapisywane są informacje o działaniu systemu. Jeżeli jednocześnie uruchomiony został </text:span>S<text:span text:style-name="T14">varog, </text:span>wtedy <text:span text:style-name="T14">w tym samym folderze, w pliku svarog.logs.sqlite zapisywane </text:span>są<text:span text:style-name="T14"> informacje o działaniu systemu Svarog. Po zamknięciu obci_server (obci srv_kill)</text:span> <text:span text:style-name="T14">scalona zawartość wszystkich wygenerowanych plików jest dopisywana do pliku ~/.obci/logs/logs.sqlite, a nowy folder usuwany razem z zawartością.</text:span></text:p>
      <text:p text:style-name="P36"/>
      <text:p text:style-name="P34">Jeżeli po zamknięciu obci_server Svarog pozostanie uruchomiony, kolejne logi będą zapisywane w pliku ~/.obci/logs/svarog.log. <text:span text:style-name="T23">Te informacje nie zostaną dodane do pliku logs.sqlite po zamknięciu Svaroga. Scenariusze testowe nie przewidują takiego przypadku.</text:span></text:p>
      <text:p text:style-name="P32"/>
      <text:p text:style-name="P31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31"/>
      <text:p text:style-name="P83">Logi są zapisywane w <text:span text:style-name="T9">formacie</text:span> sqlite. Można je przeglądać, np. <text:span text:style-name="T8">p</text:span>rogramem sqliteman.</text:p>
      <text:p text:style-name="P86">Kiedy obci_server nie jest uruchomiony logi ze Svarog-a zapisywane są w formacie tekstowym.</text:p>
      <text:p text:style-name="P83"/>
      <text:p text:style-name="P105">Cel testów</text:p>
      <text:p text:style-name="P77">Weryfikacja poprawności <text:span text:style-name="T15">rejestracji logów na podstawie powyższego opisu.</text:span></text:p>
      <text:p text:style-name="P77"/>
      <text:p text:style-name="P102">Założenia początkowe</text:p>
      <text:p text:style-name="P78">Testy przeprowadzane są na komputerze z systemem Ubuntu16.04, z zainstalowanymi pakietami obci i Svarog.</text:p>
      <text:p text:style-name="P78"/>
      <text:p text:style-name="P102">Kryterium akcpetacji testów</text:p>
      <text:p text:style-name="P81">- przejście wszystkich testów jednostkowych</text:p>
      <text:p text:style-name="P81">- zawartości folderu ~/.obci/logs po przeprowadzeniu testów zgodna z oczekiwaniami.</text:p>
      <text:p text:style-name="P16"/>
      <text:p text:style-name="P16"/>
      <text:p text:style-name="P155">Scenariusze testowe</text:p>
      <text:p text:style-name="P132"/>
      <text:p text:style-name="P119"><text:a xlink:type="simple" xlink:href="#11" text:style-name="Internet_20_link"><text:span text:style-name="T39">1.</text:span></text:a><text:a xlink:type="simple" xlink:href="#11" text:style-name="Internet_20_link">1 Test rejestracji logów Svarog-a uruchomionego samodzielnie.</text:a></text:p>
      <text:p text:style-name="P119"><text:a xlink:type="simple" xlink:href="#12" text:style-name="Internet_20_link"><text:span text:style-name="T39">1.</text:span></text:a><text:a xlink:type="simple" xlink:href="#12" text:style-name="Internet_20_link">2 Test rejestracji logów obci_</text:a><text:a xlink:type="simple" xlink:href="#12" text:style-name="Internet_20_link"><text:span text:style-name="T40">srv</text:span></text:a><text:a xlink:type="simple" xlink:href="#12" text:style-name="Internet_20_link">.</text:a></text:p>
      <text:p text:style-name="P121"><text:a xlink:type="simple" xlink:href="#13" text:style-name="Internet_20_link">1.3 Test rejestracji logów obci </text:a><text:a xlink:type="simple" xlink:href="#13" text:style-name="Internet_20_link"><text:span text:style-name="T47">gui</text:span></text:a><text:a xlink:type="simple" xlink:href="#13" text:style-name="Internet_20_link">.</text:a></text:p>
      <text:p text:style-name="P122"><text:a xlink:type="simple" xlink:href="#14" text:style-name="Internet_20_link"><text:span text:style-name="T39">1.4</text:span></text:a><text:a xlink:type="simple" xlink:href="#14" text:style-name="Internet_20_link"> Test rejestracji logów po podpięciu Svarog-a pod uruchomiony scenariusz </text:a><text:a xlink:type="simple" xlink:href="#14" text:style-name="Internet_20_link"><text:span text:style-name="T47">w obci gui</text:span></text:a></text:p>
      <text:p text:style-name="P120"><text:a xlink:type="simple" xlink:href="#15" text:style-name="Internet_20_link"><text:span text:style-name="T39">1.5</text:span></text:a><text:a xlink:type="simple" xlink:href="#15" text:style-name="Internet_20_link"> Test </text:a><text:a xlink:type="simple" xlink:href="#15" text:style-name="Internet_20_link"><text:span text:style-name="T32">rejestracji logów po uruchomieniu scenariusza z poziomu Svarog-a</text:span></text:a></text:p>
      <text:p text:style-name="P119"/>
      <text:p text:style-name="P123">Kolejne testy zakładają, że efekty kolejnych kroków scenariuszy 1.4 i 1.5 były identyczne.</text:p>
      <text:p text:style-name="P124"><text:span text:style-name="T48">W</text:span>tedy <text:span text:style-name="T48">k</text:span>olejne scenariusza – uruchomienie obci gui, scenariusza Dummy amplifier I Svaroga. Następnie: <text:span text:style-name="T48">W dalszej części nie rozpatruje się przypadku uruchamiania Svarog-a bez obci_srv.</text:span></text:p>
      <text:p text:style-name="P123">Jeżeli przewidywanym przypadkiem użycia jest uruchamianie Svarog-a bez obci_srv (w trybie offline) należy zaprojektować dla niego oddzielny zestaw testów.</text:p>
      <text:p text:style-name="P124"/>
      <text:p text:style-name="P119"><text:a xlink:type="simple" xlink:href="#16" text:style-name="Internet_20_link"><text:span text:style-name="T39">1.6</text:span></text:a><text:a xlink:type="simple" xlink:href="#16" text:style-name="Internet_20_link"> Test </text:a><text:a xlink:type="simple" xlink:href="#16" text:style-name="Internet_20_link"><text:span text:style-name="T32">rejestracji</text:span></text:a><text:a xlink:type="simple" xlink:href="#16" text:style-name="Internet_20_link"> logów po wyłączeniu obci_</text:a><text:a xlink:type="simple" xlink:href="#16" text:style-name="Internet_20_link"><text:span text:style-name="T47">gui</text:span></text:a></text:p>
      <text:p text:style-name="P70"><text:a xlink:type="simple" xlink:href="#17" text:style-name="Internet_20_link"><text:span text:style-name="T39">1.7</text:span></text:a><text:a xlink:type="simple" xlink:href="#17" text:style-name="Internet_20_link"> Test rejestracji </text:a><text:a xlink:type="simple" xlink:href="#17" text:style-name="Internet_20_link"><text:span text:style-name="T33">logów po wyłączeniu i ponownym włączeniu Svaroga.</text:span></text:a></text:p>
      <text:p text:style-name="P71"><text:a xlink:type="simple" xlink:href="#18" text:style-name="Internet_20_link"><text:span text:style-name="T39">1.8</text:span></text:a><text:a xlink:type="simple" xlink:href="#18" text:style-name="Internet_20_link"> Test rejestracj logów po wyłączeniu i ponownym włączeniu obci </text:a><text:a xlink:type="simple" xlink:href="#18" text:style-name="Internet_20_link"><text:span text:style-name="T47">gui</text:span></text:a></text:p>
      <text:p text:style-name="P73"><text:a xlink:type="simple" xlink:href="#19" text:style-name="Internet_20_link">1.</text:a><text:a xlink:type="simple" xlink:href="#19" text:style-name="Internet_20_link"><text:span text:style-name="T48">9</text:span></text:a><text:a xlink:type="simple" xlink:href="#19" text:style-name="Internet_20_link"> Test rejestracji logów </text:a><text:a xlink:type="simple" xlink:href="#19" text:style-name="Internet_20_link"><text:span text:style-name="T49">z dwóch eksperymentów uruchomionych jeden po drugim</text:span></text:a></text:p>
      <text:p text:style-name="P74"><text:a xlink:type="simple" xlink:href="#110" text:style-name="Internet_20_link"><text:span text:style-name="T39">1.</text:span></text:a><text:a xlink:type="simple" xlink:href="#110" text:style-name="Internet_20_link">1</text:a><text:a xlink:type="simple" xlink:href="#110" text:style-name="Internet_20_link"><text:span text:style-name="T49">0</text:span></text:a><text:a xlink:type="simple" xlink:href="#110" text:style-name="Internet_20_link"> Test rejestracji logów z </text:a><text:a xlink:type="simple" xlink:href="#110" text:style-name="Internet_20_link"><text:span text:style-name="T49">d</text:span></text:a><text:a xlink:type="simple" xlink:href="#110" text:style-name="Internet_20_link"><text:span text:style-name="T49">wóch</text:span></text:a><text:a xlink:type="simple" xlink:href="#110" text:style-name="Internet_20_link"> </text:a><text:a xlink:type="simple" xlink:href="#110" text:style-name="Internet_20_link"><text:span text:style-name="T41">eksperymentów uruchomionych jednocześnie</text:span></text:a></text:p>
      <text:p text:style-name="P75"><text:a xlink:type="simple" xlink:href="#111" text:style-name="Internet_20_link"><text:span text:style-name="T39">1.</text:span></text:a><text:a xlink:type="simple" xlink:href="#111" text:style-name="Internet_20_link">1</text:a><text:a xlink:type="simple" xlink:href="#111" text:style-name="Internet_20_link"><text:span text:style-name="T49">1</text:span></text:a><text:a xlink:type="simple" xlink:href="#111" text:style-name="Internet_20_link"> Test rejestracji logów z </text:a><text:a xlink:type="simple" xlink:href="#111" text:style-name="Internet_20_link"><text:span text:style-name="T41">dwóch</text:span></text:a><text:a xlink:type="simple" xlink:href="#111" text:style-name="Internet_20_link"> </text:a><text:a xlink:type="simple" xlink:href="#111" text:style-name="Internet_20_link"><text:span text:style-name="T41">eksperymentów uruchomionych jeden po drugim. Jeden uruchomiony z poziomu obci gui, drugi z poziomu Svarog-a.</text:span></text:a></text:p>
      <text:p text:style-name="P75"><text:a xlink:type="simple" xlink:href="#112" text:style-name="Internet_20_link"><text:span text:style-name="T39">1.</text:span></text:a><text:a xlink:type="simple" xlink:href="#112" text:style-name="Internet_20_link">1</text:a><text:a xlink:type="simple" xlink:href="#112" text:style-name="Internet_20_link"><text:span text:style-name="T49">2</text:span></text:a><text:a xlink:type="simple" xlink:href="#112" text:style-name="Internet_20_link"> Test rejestracji logów z </text:a><text:a xlink:type="simple" xlink:href="#112" text:style-name="Internet_20_link"><text:span text:style-name="T41">dwóch</text:span></text:a><text:a xlink:type="simple" xlink:href="#112" text:style-name="Internet_20_link"> </text:a><text:a xlink:type="simple" xlink:href="#112" text:style-name="Internet_20_link"><text:span text:style-name="T41">eksperymentów uruchomionych jednocześnie. Jeden uruchomiony z poziomu obci, drugi z poziomu Svaroga.</text:span></text:a></text:p>
      <text:p text:style-name="P72"><text:a xlink:type="simple" xlink:href="#113" text:style-name="Internet_20_link"><text:span text:style-name="T39">1.13</text:span></text:a><text:a xlink:type="simple" xlink:href="#113" text:style-name="Internet_20_link"> Test rejestracji logów dla długiego eksperymentu </text:a><text:a xlink:type="simple" xlink:href="#113" text:style-name="Internet_20_link"><text:span text:style-name="T34">(~16 h)</text:span></text:a><text:a xlink:type="simple" xlink:href="#113" text:style-name="Internet_20_link">.</text:a></text:p>
      <text:p text:style-name="P76"/>
      <text:p text:style-name="P37">Po wykonaniu <text:span text:style-name="T9">każdego </text:span>scenariusza należy przejrzeć zawartość katalogu ~/.obci/<text:span text:style-name="T9">logs</text:span>. Porównać ją z oczekiwanym rezultatem. <text:span text:style-name="T32">Przed uruchomieniem kolejnego scenariusza należy usunąć zawartość katalogu ~/.obci/logs.</text:span></text:p>
      <text:p text:style-name="P85"/>
      <text:p text:style-name="P107"/>
      <text:p text:style-name="P152">Podstawowe <text:span text:style-name="T48">etapy poszczególnych </text:span>scenariusz<text:span text:style-name="T46">y</text:span> testowych:</text:p>
      <text:p text:style-name="P87"/>
      <text:p text:style-name="P143"><text:bookmark text:name="11"/><text:span text:style-name="T3">1.</text:span><text:span text:style-name="T2">1</text:span> Test rejestracji logów Svaroga uruchomionego samodzielnie.</text:p>
      <text:p text:style-name="P90"/>
      <text:p text:style-name="P88">A. Uruchom<text:span text:style-name="T53">ienie</text:span> Svarog-a i wczyta<text:span text:style-name="T53">nie</text:span> sygnał<text:span text:style-name="T53">u</text:span> testow<text:span text:style-name="T53">ego</text:span></text:p>
      <text:p text:style-name="P88">B. Sprawd<text:span text:style-name="T53">zenie</text:span> zawartoś<text:span text:style-name="T54">ci</text:span> katalogu ~/.obci/logs</text:p>
      <text:p text:style-name="P88">C. Zamk<text:span text:style-name="T53">nięcie</text:span> Svarog-a</text:p>
      <text:p text:style-name="P88">D. Sprawd<text:span text:style-name="T53">zenie</text:span> zawartoś<text:span text:style-name="T54">ci</text:span> katalogu ~/.obci/logs</text:p>
      <text:p text:style-name="P100"/>
      <text:p text:style-name="P143"><text:bookmark text:name="12"/><text:span text:style-name="T3">1.</text:span><text:span text:style-name="T2">2</text:span> Test rejestracji logów obci_<text:span text:style-name="T40">srv</text:span>.</text:p>
      <text:p text:style-name="P91"/>
      <text:p text:style-name="P88">A. Uruchom<text:span text:style-name="T54">ienie</text:span> obci <text:span text:style-name="T45">gui</text:span></text:p>
      <text:p text:style-name="P88">B. Sprawd<text:span text:style-name="T54">zenie</text:span> zawartoś<text:span text:style-name="T54">ci</text:span> katalogu ~/.obci/logs</text:p>
      <text:p text:style-name="P88">C. Zamkni<text:span text:style-name="T54">ęcie</text:span> obci <text:span text:style-name="T45">gui</text:span> <text:span text:style-name="T45">i</text:span> obci_sr<text:span text:style-name="T45">v</text:span></text:p>
      <text:p text:style-name="P88">D. <text:span text:style-name="T45">Sprawdzenie zawartość katalogu ~/.obci/logs</text:span></text:p>
      <text:p text:style-name="P91"/>
      <text:p text:style-name="P143"><text:bookmark text:name="13"/><text:span text:style-name="T3">1.3</text:span> Test rejestracji logów obci <text:span text:style-name="T50">gui</text:span></text:p>
      <text:p text:style-name="P143"/>
      <text:p text:style-name="P88">A. Uruchom<text:span text:style-name="T54">ienie</text:span> obci <text:span text:style-name="T45">gui</text:span> <text:span text:style-name="T45">oraz</text:span> scenariusz<text:span text:style-name="T54">a</text:span> Dummy amplifier</text:p>
      <text:p text:style-name="P88">B. Sprawd<text:span text:style-name="T54">zenie</text:span> zawartoś<text:span text:style-name="T54">ci</text:span> katalogu ~/.obci/logs</text:p>
      <text:p text:style-name="P88">C. Przerw<text:span text:style-name="T54">anie</text:span> scenariusz<text:span text:style-name="T54">a</text:span> Dummy amplifier, zamkni<text:span text:style-name="T54">ęcie</text:span> obci <text:span text:style-name="T45">gui i obci_srv</text:span></text:p>
      <text:p text:style-name="P88"><text:span text:style-name="T45">D</text:span>. Sprawd<text:span text:style-name="T54">zenie</text:span> zawartoś<text:span text:style-name="T54">ci</text:span> katalogu ~/.obci/logs</text:p>
      <text:p text:style-name="P88"/>
      <text:p text:style-name="P145"><text:bookmark text:name="14"/><text:span text:style-name="T4">1.4</text:span> Test rejestracji logów po pod<text:span text:style-name="T58">łączeniu</text:span> Svarog-a pod <text:span text:style-name="T58">scenariusz</text:span> uruchomiony <text:span text:style-name="T47">w obci gui</text:span></text:p>
      <text:p text:style-name="P94"/>
      <text:p text:style-name="P94">A. Uruchom<text:span text:style-name="T54">ienie</text:span> obci gui oraz scenariusz<text:span text:style-name="T54">a</text:span> Dummy Amplifier</text:p>
      <text:p text:style-name="P94">B. Uruchom<text:span text:style-name="T54">ienie</text:span> Svarog-a ze scenariuszem Dummy amplifier</text:p>
      <text:p text:style-name="P95">C. Sprawd<text:span text:style-name="T54">zenie</text:span> zawartoś<text:span text:style-name="T54">ci</text:span> katalogu ~/.obci/logs</text:p>
      <text:p text:style-name="P95">D. Zamkni<text:span text:style-name="T54">ęcie</text:span> Svarog-a, obci gui <text:span text:style-name="T54">i</text:span> obci_srv</text:p>
      <text:p text:style-name="P95">E. Sprawd<text:span text:style-name="T54">zenie</text:span> zawartoś<text:span text:style-name="T54">ci</text:span> katalogu ~/.obci/logs</text:p>
      <text:p text:style-name="P94"/>
      <text:p text:style-name="P144"><text:bookmark text:name="15"/><text:span text:style-name="T3">1.5</text:span> Test <text:span text:style-name="T32">rejestracji logów po uruchomieniu scenariusza z poziomu Svarog-a</text:span></text:p>
      <text:p text:style-name="P92"/>
      <text:p text:style-name="P93">A. Uruchom<text:span text:style-name="T54">ienie</text:span> obci gui</text:p>
      <text:p text:style-name="P93">B. Uruchom<text:span text:style-name="T54">ienie</text:span> Svaroga ze scenariuszem Dummy amplifier</text:p>
      <text:p text:style-name="P93">C. Sprawd<text:span text:style-name="T54">zenie</text:span> zawartoś<text:span text:style-name="T54">ci</text:span> katalogu ~/.obci/logs</text:p>
      <text:p text:style-name="P93">D. Zamkni<text:span text:style-name="T54">ęcie</text:span> Svaroga, obci gui i obci_srv</text:p>
      <text:p text:style-name="P93">E. Sprawd<text:span text:style-name="T54">zenie</text:span> zawartoś<text:span text:style-name="T54">ci</text:span> katalogu ~/.obci/logs</text:p>
      <text:p text:style-name="P89"/>
      <text:p text:style-name="P144"><text:bookmark text:name="16"/><text:span text:style-name="T3">1.6</text:span> Test <text:span text:style-name="T32">rejestracji</text:span> logów po wyłączeniu obci <text:span text:style-name="T47">gui</text:span></text:p>
      <text:p text:style-name="P55"/>
      <text:p text:style-name="P55">A. Uruchom<text:span text:style-name="T54">ienie</text:span> obci gui oraz scenariusz<text:span text:style-name="T71">a</text:span> Dummy amplifier</text:p>
      <text:p text:style-name="P55">B. Uruchom<text:span text:style-name="T54">ienie</text:span> Svarog-a ze scenariuszem Dummy amplifier</text:p>
      <text:p text:style-name="P55">C. Wyłąc<text:span text:style-name="T54">zenie</text:span> obci gui</text:p>
      <text:p text:style-name="P55">D. Sprawd<text:span text:style-name="T54">zenie</text:span> zawartość katalogu ~/.obci/logs (gdzie loguje Svarog)</text:p>
      <text:p text:style-name="P55">E. Zamkni<text:span text:style-name="T54">ęcie</text:span> Svarog-a oraz obci_srv</text:p>
      <text:p text:style-name="P55">F. Sprawd<text:span text:style-name="T54">zenie</text:span> zawartość katalogu ~/.obci/logs</text:p>
      <text:p text:style-name="P55"/>
      <text:p text:style-name="P68">D -- wszystkie źródła, svarog w serverze</text:p>
      <text:p text:style-name="P68">F – wszystko w logs.sqlite, folder usunięty</text:p>
      <text:p text:style-name="P55"/>
      <text:p text:style-name="P44"/>
      <text:p text:style-name="P153"><text:bookmark text:name="17"/><text:span text:style-name="T3">1.7</text:span> Test rejestracji <text:span text:style-name="T33">logów po wyłączeniu i ponownym włączeniu Svaroga.</text:span></text:p>
      <text:p text:style-name="P44"/>
      <text:p text:style-name="P55">A. Uruchom<text:span text:style-name="T54">ienie</text:span> obci gui oraz scenariusz<text:span text:style-name="T54">a</text:span> Dummy amplifier</text:p>
      <text:p text:style-name="P55">B. Uruchom<text:span text:style-name="T54">ienie</text:span> Svarog-a ze scenariuszem Dummy amplifier</text:p>
      <text:p text:style-name="P55">C. Wyłącz<text:span text:style-name="T54">enie</text:span> Svarog-a</text:p>
      <text:p text:style-name="P55">D. Sprawd<text:span text:style-name="T54">zenie</text:span> zawartoś<text:span text:style-name="T54">ci</text:span> katalogu ~/.obci/logs</text:p>
      <text:p text:style-name="P55">E. Włącz<text:span text:style-name="T54">enie</text:span> Svarog-a ze scenariuszem Dummy amplifier</text:p>
      <text:p text:style-name="P55">F. Sprawd<text:span text:style-name="T54">zenie</text:span> zawartoś<text:span text:style-name="T54">ci</text:span> katalogu ~/.obci/logs</text:p>
      <text:p text:style-name="P55">G. Zamkni<text:span text:style-name="T54">ęcie</text:span> Svarog-a, obci gui, obci_srv</text:p>
      <text:p text:style-name="P55">H. Sprawd<text:span text:style-name="T54">zenie</text:span> zawartoś<text:span text:style-name="T54">ci</text:span> katalogu ~/.obci/logs</text:p>
      <text:p text:style-name="P44"/>
      <text:p text:style-name="P68">D – wszystko w folderze servera <text:span text:style-name="T74">(server, eksperyment, svarog)</text:span></text:p>
      <text:p text:style-name="P68">F – dalej wszystko w folderze</text:p>
      <text:p text:style-name="P68">G – wszystko zwinięte do logs.sqlite I usunięte</text:p>
      <text:p text:style-name="P44"/>
      <text:p text:style-name="P110"><text:bookmark text:name="18"/><text:span text:style-name="T3">1.8</text:span> Test rejestracj logów po wyłączeniu i ponownym włączeniu obci <text:span text:style-name="T47">gui</text:span></text:p>
      <text:p text:style-name="P54"/>
      <text:p text:style-name="P55">A. Uruchom<text:span text:style-name="T54">ienie</text:span> obci gui oraz scenariusz<text:span text:style-name="T54">a</text:span> Dummy amplifier</text:p>
      <text:p text:style-name="P55">B. Uruchom<text:span text:style-name="T54">ienie</text:span> Svarog-a ze scenariuszem Dummy amplifier</text:p>
      <text:p text:style-name="P55">C. Wyłącz<text:span text:style-name="T54">enie</text:span> obci gui</text:p>
      <text:p text:style-name="P55">D. Sprawd<text:span text:style-name="T54">zenie</text:span> zawartość katalogu ~/.obci/logs (gdzie loguje Svarog)</text:p>
      <text:p text:style-name="P55">E. Włącz<text:span text:style-name="T54">enie</text:span> obci gui oraz scenariusz<text:span text:style-name="T54">a</text:span> Dummy amplifier</text:p>
      <text:p text:style-name="P55">F. Sprawd<text:span text:style-name="T54">zenie</text:span> zawartoś<text:span text:style-name="T54">ci</text:span> katalogu ~/.obci/logs</text:p>
      <text:p text:style-name="P55">G. Wyłącz<text:span text:style-name="T54">enie</text:span> Svarog-a, obci gui, obci_src.</text:p>
      <text:p text:style-name="P57"><text:span text:style-name="T72">H.</text:span> Sprawd<text:span text:style-name="T54">zenie</text:span> zawartość katalogu ~/.obci/logs</text:p>
      <text:p text:style-name="P57"/>
      <text:p text:style-name="P68">D – wszystko w folderze servera <text:span text:style-name="T74">(server, eksperyment, svarog)</text:span></text:p>
      <text:p text:style-name="P68">F – wszystko w folderze servera</text:p>
      <text:p text:style-name="P68">H – zwinięte do logs.sqlite, usunięte</text:p>
      <text:p text:style-name="P57"/>
      <text:p text:style-name="P111"><text:bookmark text:name="19"/><text:span text:style-name="T5">1.9</text:span><text:span text:style-name="T47"> Test rejestracji logów z dwóch eksperymentów uruchomionych jeden po drugim</text:span></text:p>
      <text:p text:style-name="P50"/>
      <text:p text:style-name="P55">A. Uruchom<text:span text:style-name="T54">ienie</text:span> obci gui oraz scenariusz<text:span text:style-name="T54">a</text:span> Dummy amplifier</text:p>
      <text:p text:style-name="P55">B. Uruchom<text:span text:style-name="T54">ienie</text:span> Svarog-a ze scenariuszem Dummy amplifier</text:p>
      <text:p text:style-name="P55">C. Wyłącz<text:span text:style-name="T54">enie</text:span> Svarog-a</text:p>
      <text:p text:style-name="P55">D. <text:span text:style-name="T73">Zakończenie scenariusza Dummy amplifier</text:span></text:p>
      <text:p text:style-name="P55">E. Sprawd<text:span text:style-name="T54">zenie</text:span> zawartoś<text:span text:style-name="T54">ci</text:span> katalogu ~/.obci/logs</text:p>
      <text:p text:style-name="P55">F. <text:span text:style-name="T73">Uruchomienie</text:span> scenariusz<text:span text:style-name="T54">a</text:span> <text:span text:style-name="T73">Random</text:span> amplifier</text:p>
      <text:p text:style-name="P55"><text:span text:style-name="T73">G</text:span>. <text:span text:style-name="T73">W</text:span>łącz<text:span text:style-name="T54">enie</text:span> Svarog-a ze scenariuszem <text:span text:style-name="T73">Random</text:span> amplifier</text:p>
      <text:p text:style-name="P55"><text:span text:style-name="T73">H.</text:span> Sprawd<text:span text:style-name="T54">zenie</text:span> zawartoś<text:span text:style-name="T54">ci</text:span> katalogu ~/.obci/logs</text:p>
      <text:p text:style-name="P55"><text:span text:style-name="T73">I</text:span>. Zamk<text:span text:style-name="T54">nięcie </text:span>Svarog-a, obci gui, obci_srv</text:p>
      <text:p text:style-name="P55"><text:span text:style-name="T73">J</text:span>. Sprawd<text:span text:style-name="T54">zenie</text:span> zawartoś<text:span text:style-name="T54">ci</text:span> katalogu ~/.obci/logs</text:p>
      <text:p text:style-name="P55"/>
      <text:p text:style-name="P55"/>
      <text:p text:style-name="P68">E – wszystko w folderze <text:span text:style-name="T74">(server, dwa eksperymenty, svarog)</text:span></text:p>
      <text:p text:style-name="P69">H – wszystko w folderze nowy eksperyment</text:p>
      <text:p text:style-name="P69">J – logs.sqlite</text:p>
      <text:p text:style-name="P55"/>
      <text:p text:style-name="P112"><text:bookmark text:name="110"/><text:span text:style-name="T3">1.</text:span><text:span text:style-name="T2">1</text:span><text:span text:style-name="T6">0</text:span> Test rejestracji logów z <text:span text:style-name="T49">dwóch</text:span> <text:span text:style-name="T41">eksperymentów uruchomionych jednocześnie</text:span></text:p>
      <text:p text:style-name="P50"/>
      <text:p text:style-name="P56">A. Uruchom<text:span text:style-name="T54">ienie</text:span> obci gui oraz scenariusz<text:span text:style-name="T54">a</text:span> Dummy amplifier</text:p>
      <text:p text:style-name="P56">B. Uruchom<text:span text:style-name="T54">ienie</text:span> Svarog-a ze scenariuszem Dummy amplifier</text:p>
      <text:p text:style-name="P56"><text:soft-page-break/><text:span text:style-name="T49">C</text:span>. Uruchom<text:span text:style-name="T54">ienie</text:span> obci gui oraz scenariusz<text:span text:style-name="T54">a</text:span> <text:span text:style-name="T49">Random</text:span> amplifier</text:p>
      <text:p text:style-name="P56"><text:span text:style-name="T49">D</text:span>. Uruchom<text:span text:style-name="T54">ienie</text:span> Svarog-a ze scenariuszem <text:span text:style-name="T49">Random</text:span> amplifier</text:p>
      <text:p text:style-name="P56">E. Sprawd<text:span text:style-name="T54">zenie</text:span> zawartoś<text:span text:style-name="T54">ci</text:span> katalogu ~/.obci/logs</text:p>
      <text:p text:style-name="P56">E. <text:span text:style-name="T49">Zamknięcie</text:span> <text:span text:style-name="T49">obci gui i </text:span>Svarog-a</text:p>
      <text:p text:style-name="P56">F. Sprawd<text:span text:style-name="T54">zenie</text:span> zawartoś<text:span text:style-name="T54">ci</text:span> katalogu ~/.obci/logs</text:p>
      <text:p text:style-name="P56">G. Zamkni<text:span text:style-name="T54">ęcie</text:span> obci_srv</text:p>
      <text:p text:style-name="P56">H. Sprawd<text:span text:style-name="T54">zenie</text:span> zawartoś<text:span text:style-name="T54">ci</text:span> katalogu ~/.obci/logs</text:p>
      <text:p text:style-name="P56"/>
      <text:p text:style-name="P101">E – wszystko w folderze (server, dwa eksperyenty, svarog)</text:p>
      <text:p text:style-name="P101">F – wszystko w folderze</text:p>
      <text:p text:style-name="P101">H – logs.sqlite</text:p>
      <text:p text:style-name="P154"><text:bookmark text:name="111"/><text:span text:style-name="T3">1.</text:span><text:span text:style-name="T2">1</text:span><text:span text:style-name="T6">1</text:span> Test rejestracji logów z <text:span text:style-name="T41">dwóch</text:span> <text:span text:style-name="T41">eksperymentów uruchomionych jeden po drugim. Jeden uruchomiony z poziomu obci gui, drugi z poziomu Svarog-a.</text:span></text:p>
      <text:p text:style-name="P49"/>
      <text:p text:style-name="P56">A. Uruchom<text:span text:style-name="T54">ienie</text:span> obci gui oraz scenariusz<text:span text:style-name="T54">a</text:span> Dummy amplifier</text:p>
      <text:p text:style-name="P56">B. Uruchom<text:span text:style-name="T54">ienie</text:span> Svarog-a ze scenariuszem Dummy amplifier</text:p>
      <text:p text:style-name="P56"><text:span text:style-name="T49">C</text:span>. <text:span text:style-name="T49">Zamknięcie scenariusza Dummy amplifier w Svarog-u</text:span></text:p>
      <text:p text:style-name="P56"><text:span text:style-name="T49">D</text:span>. <text:span text:style-name="T49">Zatrzymanie scenariusza Dummy amplifier w obci gui</text:span></text:p>
      <text:p text:style-name="P56"><text:span text:style-name="T49">E</text:span>. Uruchom<text:span text:style-name="T54">ienie</text:span> <text:span text:style-name="T49">w Svarog-u</text:span> scenariusz<text:span text:style-name="T54">a</text:span> <text:span text:style-name="T49">Random</text:span> amplifier</text:p>
      <text:p text:style-name="P56">F. Sprawd<text:span text:style-name="T54">zenie</text:span> zawartoś<text:span text:style-name="T54">ci</text:span> katalogu ~/.obci/logs</text:p>
      <text:p text:style-name="P56">E. <text:span text:style-name="T49">Zamknięcie</text:span> <text:span text:style-name="T49">Svarog-a, obci gui i obci_src</text:span></text:p>
      <text:p text:style-name="P56">F. Sprawd<text:span text:style-name="T54">zenie</text:span> zawartoś<text:span text:style-name="T54">ci</text:span> katalogu ~/.obci/logs</text:p>
      <text:p text:style-name="P56"/>
      <text:p text:style-name="P113"><text:bookmark text:name="112"/><text:span text:style-name="T3">1.</text:span><text:span text:style-name="T2">1</text:span><text:span text:style-name="T6">2</text:span> Test rejestracji logów z <text:span text:style-name="T41">dwóch</text:span> <text:span text:style-name="T41">eksperymentów uruchomionych jednocześnie. Jeden uruchomiony z poziomu obci, drugi z poziomu Svaroga.</text:span></text:p>
      <text:p text:style-name="P47"/>
      <text:p text:style-name="P56">A. Uruchom<text:span text:style-name="T54">ienie</text:span> obci gui oraz scenariusz<text:span text:style-name="T54">a</text:span> Dummy amplifier</text:p>
      <text:p text:style-name="P56">B. Uruchom<text:span text:style-name="T54">ienie</text:span> Svarog-a ze scenariuszem Dummy amplifier</text:p>
      <text:p text:style-name="P56"><text:span text:style-name="T49">E</text:span>. Uruchom<text:span text:style-name="T54">ienie</text:span> <text:span text:style-name="T49">w Svarog-u</text:span> scenariusz<text:span text:style-name="T54">a</text:span> <text:span text:style-name="T49">Random</text:span> amplifier</text:p>
      <text:p text:style-name="P56">F. Sprawd<text:span text:style-name="T54">zenie</text:span> zawartoś<text:span text:style-name="T54">ci</text:span> katalogu ~/.obci/logs</text:p>
      <text:p text:style-name="P56">E. <text:span text:style-name="T49">Zamknięcie</text:span> <text:span text:style-name="T49">Svarog-a, obci gui i obci_src</text:span></text:p>
      <text:p text:style-name="P56">F. Sprawd<text:span text:style-name="T54">zenie</text:span> zawartoś<text:span text:style-name="T54">ci</text:span> katalogu ~/.obci/logs</text:p>
      <text:p text:style-name="P56"/>
      <text:p text:style-name="P110"><text:bookmark text:name="113"/><text:span text:style-name="T3">1.13</text:span> Test rejestracji logów dla długiego eksperymentu <text:span text:style-name="T34">(~16 h)</text:span>.</text:p>
      <text:p text:style-name="P96"/>
      <text:p text:style-name="P56">A. Uruchom<text:span text:style-name="T54">ienie</text:span> obci gui oraz scenariusz<text:span text:style-name="T54">a</text:span> Dummy amplifier</text:p>
      <text:p text:style-name="P56">B. Uruchom<text:span text:style-name="T54">ienie</text:span> Svarog-a ze scenariuszem Dummy amplifier</text:p>
      <text:p text:style-name="P97">C. Po ~16h sprawd<text:span text:style-name="T54">zenie</text:span> zawartoś<text:span text:style-name="T54">ci</text:span> katalogu ~/.obci/logs</text:p>
      <text:p text:style-name="P97">D. Zamkni<text:span text:style-name="T54">ęcie</text:span> Svarog-a, obci gui, obci_srv</text:p>
      <text:p text:style-name="P97">E. Sprawd<text:span text:style-name="T54">zenie</text:span> zawartoś<text:span text:style-name="T54">ci</text:span> katalogu ~/.obci/logs</text:p>
      <text:p text:style-name="P97"/>
      <text:p text:style-name="P98"/>
      <text:p text:style-name="P9"/>
      <text:p text:style-name="P149">2. Rejestracja błędów</text:p>
      <text:p text:style-name="P35"/>
      <text:p text:style-name="P115">Specyfikacja</text:p>
      <text:p text:style-name="P21"/>
      <text:p text:style-name="P21"><text:span text:style-name="T28">W specyfikacji błędem nazywany jest komunikat od loggera ze statusem Error lub nieobsłużony wyjątek. Wystąpienie b</text:span><text:span text:style-name="T24">ł</text:span><text:span text:style-name="T28">ędu</text:span><text:span text:style-name="T24"> powoduje wygenerowanie raportu (tzw. “crash report”). </text:span><text:span text:style-name="T25">Raport jest generowany z</text:span><text:span text:style-name="T29"> plików z logami. </text:span></text:p>
      <text:p text:style-name="P22"><text:span text:style-name="T28">- pliku </text:span><text:span text:style-name="T29">z logami </text:span><text:span text:style-name="T28">obci_server</text:span><text:span text:style-name="T29">a (~/.obci/logs/obci - &lt;timestamp&gt; - &lt;id&gt;</text:span><text:span text:style-name="T28">.logs.sqlite</text:span><text:span text:style-name="T29">)</text:span></text:p>
      <text:p text:style-name="P22"><text:span text:style-name="T25">- </text:span><text:span text:style-name="T29">pliku z logami eksperymentu</text:span><text:span text:style-name="T28">, w którym błąd wystąpił </text:span><text:span text:style-name="T29">(~/.obci/logs - &lt;timestamp&gt; - &lt;id&gt;.logs/...)</text:span></text:p>
      <text:p text:style-name="P21"><text:span text:style-name="T28">- pliku </text:span><text:span text:style-name="T29">~/.obci/logs/</text:span><text:span text:style-name="T28">svarog.logs.sqlite (opcjonalnie)</text:span><text:span text:style-name="T25">.</text:span></text:p>
      <text:p text:style-name="P21"/>
      <text:p text:style-name="P21"><text:span text:style-name="T25">Zawiera pełną informacja o eksperymencie, podczas którego błąd wystąpił (z dokładnością do logów </text:span><text:span text:style-name="T28">Svarog-a uruchomionego bez obci_srv</text:span><text:span text:style-name="T25">). Składany jest </text:span><text:span text:style-name="T28">do</text:span><text:span text:style-name="T25"> forma</text:span><text:span text:style-name="T28">tu</text:span><text:span text:style-name="T25"> JSON i u</text:span><text:span text:style-name="T24">mieszczany w folderze ~/.obci/crash_reports. </text:span><text:span text:style-name="T26">U</text:span><text:span text:style-name="T24">żytkownik informowany jest o wystąpieniu błędu </text:span><text:span text:style-name="T27">i pytany o zgodę na przesłanie raportu do Sentry (dedykowanego serwera). Odmowa użytkownika </text:span><text:span text:style-name="T28">powoduje usnięcie raportu.</text:span></text:p>
      <text:p text:style-name="P66"/>
      <text:p text:style-name="P23"><text:span text:style-name="T28">S</text:span><text:span text:style-name="T24">zczegóły implementacji</text:span></text:p>
      <text:p text:style-name="P59">Raven (klient do Sentry) dostaje informacje o wystąpieniu błędu (od wszystkich podpiętych pod niego <text:span text:style-name="T56">logerów i</text:span> handler przechwytujący nieobsłużone wyjątki)</text:p>
      <text:p text:style-name="P59">Następnie nadpisana metoda send Raven-a wysyła raport <text:span text:style-name="T65">z treścią błędu</text:span> do obci_srv.</text:p>
      <text:p text:style-name="P59">obci_srv uzupełnia wstępny raport o towarzyszące błędowi logi <text:span text:style-name="T63">(tzw. breadcrumps-y) </text:span>ze wszystkich <text:span text:style-name="T65">uruchomionych</text:span> źródeł.</text:p>
      <text:p text:style-name="P59">Uzupełniony raport przesyłany jest do … <text:span text:style-name="T56">wyświetlający komunikat dla użytkownika.</text:span></text:p>
      <text:p text:style-name="P64">Po zgodzie na przesłanie raport uzupełniany jest o opcjonalne informacje wprowadzone przez użytkownika (mail i komunikat) i przesyłany do Senrty.</text:p>
      <text:p text:style-name="P41"/>
      <text:p text:style-name="P18"><text:span text:style-name="T2">Cel<text:line-break/></text:span>Weryfikacja poprawności <text:span text:style-name="T30">rejestracji raportów na podstawie powyższego opisu.</text:span></text:p>
      <text:p text:style-name="P18"/>
      <text:p text:style-name="P103">Założenia początkowe</text:p>
      <text:p text:style-name="P80">Testy przeprowadzane są na komputerze z systemem Ubuntu16.04, z zainstalowanymi pakietami obci i Svarog. <text:span text:style-name="T23">Warunkiem koniecznym wygenerowania “crash report” jest pojawienie się błędu. Dlatego na potrzeby testowania systemu zapisywania błędów należy przyjąć zestaw błędów, które generowane będą celowo. </text:span></text:p>
      <text:p text:style-name="P80"/>
      <text:p text:style-name="P99">Na potrzeby testów przyjęto zbiór błędów, które celowo wywołane rozpoczynają procedurę testową. Są to:</text:p>
      <text:p text:style-name="P99"/>
      <text:p text:style-name="P99">w obci:</text:p>
      <text:p text:style-name="P99">w Svarog-u:</text:p>
      <text:p text:style-name="P19"/>
      <text:p text:style-name="P13">Kryterium akceptacji testów</text:p>
      <text:p text:style-name="P125"><text:span text:style-name="T23">- p</text:span>rzejście wszystkich testów jednostkowych.</text:p>
      <text:p text:style-name="P82">- zawartości folderu ~/.obci/<text:span text:style-name="T23">crash_reports</text:span> po przeprowadzeniu testów zgodna z oczekiwaniami.</text:p>
      <text:p text:style-name="P40"/>
      <text:p text:style-name="P38">Po wykonaniu <text:span text:style-name="T9">każdego </text:span>scenariusza należy przejrzeć zawartość katalogu ~/.obci/<text:span text:style-name="T30">crash_reports</text:span>. Porównać ją z oczekiwanym rezultatem. <text:s/><text:span text:style-name="T32">Przed uruchomieniem kolejnego scenariusza należy usunąć zawartość katalogu ~/.obci</text:span></text:p>
      <text:p text:style-name="P127"/>
      <text:p text:style-name="P25">Przy przeprowadzaniu testów użytkownik za każdym razem odrzuca wysyłanie raportu (testując jednocześnie scenariusz odrzucania crash reportu)</text:p>
      <text:p text:style-name="P24"><text:soft-page-break/></text:p>
      <text:p text:style-name="P58">Weryfikowana jest zupełność raportu (komplet logów)</text:p>
      <text:p text:style-name="P114"/>
      <text:p text:style-name="P114">Scenariusze testowe</text:p>
      <text:p text:style-name="P114"/>
      <text:p text:style-name="P61">Generowanie raportu w zależności od zawartości folderu ~/.obci/logs</text:p>
      <text:p text:style-name="P61"/>
      <text:p text:style-name="P63">Zagadnienie do rozważenia: odzyskiwanie sprawności systemu po wystąpieniu błędu!</text:p>
      <text:p text:style-name="P63">Obe<text:span text:style-name="T66">1</text:span>cne scenariusze przewidują, że po wystąpieniu błędu wszystkie komponenty systemu zostają zamknięte. Jeżeli dopuszczalne jest wznowienie pracy systemu bez resetu po wystąpieniu błędu należy opracować dodatkowy zestaw testów.</text:p>
      <text:p text:style-name="P62"/>
      <text:p text:style-name="P65">Scenariusz nie jest uznawany za zakończony dopóki nie zostanie zamknięte okno z komunikatem o wystąpieniu błędu oraz nie zostanie zamknięty obci_srv.</text:p>
      <text:p text:style-name="P62"/>
      <text:p text:style-name="P61">Testy generowania raportu:</text:p>
      <text:p text:style-name="P63">Oczekiwany efekt – raport w crash reports, wyświetlone okno dialogowe</text:p>
      <text:p text:style-name="P63"/>
      <text:p text:style-name="P61">2.1 raport wygenerowany p<text:span text:style-name="T67">o</text:span> bł<text:span text:style-name="T67">ędzie</text:span> w obci</text:p>
      <text:p text:style-name="P67">a. scenariusz z obci</text:p>
      <text:p text:style-name="P67">b. scenariusz ze Svarog-a</text:p>
      <text:p text:style-name="P61">2.2 raport wygenerowany p<text:span text:style-name="T67">o</text:span> bł<text:span text:style-name="T67">ę</text:span>d<text:span text:style-name="T67">zie</text:span> w <text:span text:style-name="T67">S</text:span>varog-u</text:p>
      <text:p text:style-name="P67">a. scenariusz z obci</text:p>
      <text:p text:style-name="P67">b. scenariusz ze Svaroga</text:p>
      <text:p text:style-name="P61"/>
      <text:p text:style-name="P61">Testy poprawności wygenerowanego raportu w zależności od zawartości folderu ~/.obci/logs:</text:p>
      <text:p text:style-name="P63">Oczekiwany efekt – zawartość raportu zgodna z oczekiwaniami, wyświetlone okno dialogowe</text:p>
      <text:p text:style-name="P61">2.1 svarog.logs</text:p>
      <text:p text:style-name="P61">2.2 logi obci server-a</text:p>
      <text:p text:style-name="P61">2.3 logi obci server-a i eksperymentu</text:p>
      <text:p text:style-name="P61">2.4 logi obci server-a, eksperymentu <text:span text:style-name="T62">i</text:span> <text:span text:style-name="T62">S</text:span>varog-a</text:p>
      <text:p text:style-name="P62">2.5 logi obci server-a, <text:span text:style-name="T62">zakończonego eksperymentu,</text:span> eksperymentu i Svarog-a </text:p>
      <text:p text:style-name="P62">2.2 <text:s/>logi obci server-a, <text:span text:style-name="T62">dwóch aktywnych eksperymentów,</text:span> eksperymentu i Svarog-a</text:p>
      <text:p text:style-name="P133"/>
      <text:p text:style-name="P133"><text:span text:style-name="T69">2.</text:span><text:span text:style-name="T68">3 Test </text:span><text:span text:style-name="T70">generowania raportu z błędu w Svarog-u po uruchomieniu scenariusza z poziomu Svarog-a</text:span></text:p>
      <text:p text:style-name="P139"/>
      <text:p text:style-name="P133">$ svarog &amp; obci gui</text:p>
      <text:p text:style-name="P133"/>
      <text:p text:style-name="P142"><text:span text:style-name="T39">2.</text:span>4 Test <text:span text:style-name="T35">generowania raportu z błędu w obci</text:span> po <text:span text:style-name="T35">uruchomieniu scenariusza z poziomu Svarog-a</text:span></text:p>
      <text:p text:style-name="P134"/>
      <text:p text:style-name="P134">$ svarog &amp; obci gui</text:p>
      <text:p text:style-name="P134"/>
      <text:p text:style-name="P142"><text:span text:style-name="T39">2.5</text:span> Test <text:span text:style-name="T35">generowania raportu z błędu w Svarog-u </text:span><text:s/>po podpięciu Svarog-a pod uruchomiony scenariusz</text:p>
      <text:p text:style-name="P134"/>
      <text:p text:style-name="P134">$ obci gui <text:span text:style-name="T32">&amp; svarog</text:span></text:p>
      <text:p text:style-name="P142"><text:span text:style-name="T39">2.6</text:span> Test <text:span text:style-name="T35">generowania raportu z błędu w obci </text:span>po podpięciu Svarog-a pod uruchomiony scenariusz</text:p>
      <text:p text:style-name="P134"/>
      <text:p text:style-name="P134">$ obci gui <text:span text:style-name="T32">&amp; svarog</text:span></text:p>
      <text:p text:style-name="P46"/>
      <text:p text:style-name="P45"><text:span text:style-name="T39">2.7</text:span> Test <text:span text:style-name="T35">generowania raportu z błędu w obci</text:span> dla długiego eksperymentu <text:span text:style-name="T34">(~16? h)</text:span>.</text:p>
      <text:p text:style-name="P45"/>
      <text:p text:style-name="P48"><text:soft-page-break/><text:span text:style-name="T39">2.8</text:span> Test generowania raportu z błędu w obci po kilku wywołańach obci_srv i Svarog-a. </text:p>
      <text:p text:style-name="P43"/>
      <text:p text:style-name="P39">Po wykonaniu <text:span text:style-name="T9">każdego </text:span>scenariusza należy przejrzeć zawartość katalogu ~/.obci/<text:span text:style-name="T9">logs</text:span>. Porównać ją z oczekiwanym rezultatem. <text:span text:style-name="T32">Przed uruchomieniem kolejnego scenariusza należy usunąć zawartość katalogu ~/.obci</text:span></text:p>
      <text:p text:style-name="P84"/>
      <text:p text:style-name="P108">Ad. 1</text:p>
      <text:p text:style-name="P25">Uruchom Svaroga</text:p>
      <text:p text:style-name="P25">Wywołaj błąd w Svarog-u <text:span text:style-name="T13">(propozycja – odświeżenie listy z eksperymentami bez włączonego obci)</text:span></text:p>
      <text:p text:style-name="P25">Zamknij Svaroga</text:p>
      <text:p text:style-name="P25">Przejrzyj logi i crash reports</text:p>
      <text:p text:style-name="P109"/>
      <text:p text:style-name="P109">Ad.2 </text:p>
      <text:p text:style-name="P25">Uruchom obci</text:p>
      <text:p text:style-name="P25">Wywołaj błąd w obci</text:p>
      <text:p text:style-name="P25">Zamknij obci</text:p>
      <text:p text:style-name="P25">Przejrzyj logi i crash reports</text:p>
      <text:p text:style-name="P24"/>
      <text:p text:style-name="P25">Ad.3<text:span text:style-name="T12">a</text:span></text:p>
      <text:p text:style-name="P26">Uruchom obci</text:p>
      <text:p text:style-name="P27">Uruchom Svarog-a</text:p>
      <text:p text:style-name="P27">Wybierz sygnał</text:p>
      <text:p text:style-name="P27">Wywołaj błąd w działającym obci</text:p>
      <text:p text:style-name="P27">Zamknij wszystko</text:p>
      <text:p text:style-name="P27">Przejrzyj logi</text:p>
      <text:p text:style-name="P27"/>
      <text:p text:style-name="P51">obci:</text:p>
      <text:p text:style-name="P51">Błędny parametr - </text:p>
      <text:p text:style-name="P51"/>
      <text:p text:style-name="P140"><text:span text:style-name="T19">svarog</text:span><text:span text:style-name="Source_20_Text">http</text:span></text:p>
      <text:p text:style-name="P51"/>
      <text:p text:style-name="P51">offline – <text:span text:style-name="T38">zmiana uprawnień do pliku</text:span></text:p>
      <text:p text:style-name="P52">online - </text:p>
      <text:p text:style-name="P150">3. Wysyłanie informacji o błędach</text:p>
      <text:p text:style-name="P116"/>
      <text:p text:style-name="P118">Specyfikacja</text:p>
      <text:p text:style-name="P156">Po wystąpieniu błędu raport <text:span text:style-name="T57">w formacie JSON </text:span>umieszczany jest w folderze ~/.obci/crash_reports. <text:span text:style-name="T17">Następnie</text:span> wyświetlane jest okno dialogowe z informacją o wystąpieniu błędu i pytaniem o pozwolenie na przesłanie raportu do Sentry. Jeżeli użytkownik odmówi raport <text:span text:style-name="T57">zostaje usunięty</text:span>. Jeżeli użytkownik zezwoli na wysłanie, raport <text:span text:style-name="T18">zostaje uzupełniony o opcjonalne informacje wprowadzone przez użytkownika (mail i komunikat), a następnie</text:span> zostaje przeniesiony do folderu ~/.obci/crash_reports_to_send.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">Po upływie … / po … próbach raport zostaje przeniesiony do folderu ~/.obci/crash_reports_send_failed, a system przestaje podejmować próby wysłania. </text:span></text:p>
      <text:p text:style-name="P117">Breadcrumbs – eksperyment, svarog i całość obci_srv</text:p>
      <text:p text:style-name="P116"/>
      <text:p text:style-name="P12">Cel</text:p>
      <text:p text:style-name="P17">Weryfikacja poprawności działania mechanizmu <text:span text:style-name="T7">przesyłania</text:span> błędów <text:span text:style-name="T30">na podstawie powyższego opisu</text:span>.</text:p>
      <text:p text:style-name="P20"/>
      <text:p text:style-name="P104">Założenia początkowe</text:p>
      <text:p text:style-name="P79">Testy przeprowadzane są na komputerze z systemem Ubuntu16.04, z zainstalowanymi pakietami obci i Svarog. <text:span text:style-name="T23">Warunkiem koniecznym wygenerowania “crash report” jest pojawienie się błędu. Dlatego na potrzeby testowania systemu zapisywania błędów należy przyjąć zestaw błędów, które generowane będą celowo. </text:span></text:p>
      <text:p text:style-name="P130"/>
      <text:p text:style-name="P11">Kryterium akceptacji testów</text:p>
      <text:p text:style-name="P10"><text:span text:style-name="T9">Przejście wszystkich testów jednostkowych. </text:span>Wszystkie “<text:span text:style-name="T7">crash report”</text:span> zostały przesłane do Sentry, jeżeli użytkownik nie zażądał inaczej. <text:span text:style-name="T7">Raporty nie przesłane (czy to z woli użytkownika, czy z powodu braku połączenia z internetem) znajdują się w przewidzianym na to miejscu.</text:span></text:p>
      <text:p text:style-name="P136"/>
      <text:p text:style-name="P8">Scenariusze testowe:</text:p>
      <text:p text:style-name="P8"/>
      <text:p text:style-name="P158">Oczekiwany efekt: <text:span text:style-name="T21">, </text:span><text:span text:style-name="T22">poprawne zamknięcie systemu, </text:span><text:span text:style-name="T20">raport usunięty lub na serwerze Sentry z opcjonalnymi informacjami od użytkownika.</text:span></text:p>
      <text:p text:style-name="P158"><text:span text:style-name="T20"/></text:p>
      <text:p text:style-name="P5"><text:span text:style-name="T39">3.</text:span>1 Po wystąpieniu błędu użytkownik anuluje wysyłanie</text:p>
      <text:p text:style-name="P5"><text:span text:style-name="T39">3.</text:span>2 Po wystąpieniu błędu użytkownik wysyła raport <text:span text:style-name="T37">bez dodatkowych informacji</text:span></text:p>
      <text:p text:style-name="P6"><text:span text:style-name="T39">3.</text:span>3 Po wystąpieniu błędu użytkownik wysyła raport z mail-em</text:p>
      <text:p text:style-name="P6"><text:span text:style-name="T39">3.</text:span>4 Po wystąpieniu błędu użytkownik wysyła raport z mail-em i dodatkową informacją.</text:p>
      <text:p text:style-name="P5"/>
      <text:p text:style-name="P5"><text:span text:style-name="T39">3.5</text:span> Po wystąpieniu błędu użytko<text:span text:style-name="T37">w</text:span>nik wysyła raport (brak połączenia z internetem)</text:p>
      <text:p text:style-name="P6"><text:span text:style-name="T39">3.</text:span>6 Odzyskanie połączenia z internetem.</text:p>
      <text:p text:style-name="P6"/>
      <text:p text:style-name="P6"><text:span text:style-name="T39">3.</text:span>7 Po wystąpieniu błędu użytkownik wysyła raport (odmowa serwera Sentry)</text:p>
      <text:p text:style-name="P6"><text:span text:style-name="T39">3.</text:span>8 Uzyskanie zgody serwera.</text:p>
      <text:p text:style-name="P6"/>
      <text:p text:style-name="P6"><text:span text:style-name="T39">3.</text:span>9 Uzytkownik wielkokrotnie anuluje wysyłanie.</text:p>
      <text:p text:style-name="P6"><text:span text:style-name="T39">3.</text:span>10 Użytkownik wysyła raport z błędu, który wystąpił pod koniec realizacji długiego eksperymentu.</text:p>
      <text:p text:style-name="P6"/>
      <text:p text:style-name="P6"><text:span text:style-name="T39">3.</text:span>11 Test przeniesienia raportu do crash_reports_send_failed.</text:p>
      <text:p text:style-name="P6"/>
      <text:p text:style-name="P7"><text:soft-page-break/>Po przeprowadzeniu każdego ze scenariuszy należy przejrzeć zawartość katalogów ./obci/crash_reports, ~/.obci/crash_reports_to_send, ~/.obci/crash_reports_send_failed. Porównać <text:s/>ją z oczekiwanym rezultatem. <text:span text:style-name="T37">Przed uruchomieniem kolejengo scenariusza należy usunąć zawartość folderu ~/.obci</text:span></text:p>
      <text:p text:style-name="P2"/>
      <text:p text:style-name="P151"><text:span text:style-name="T8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8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4.2.8.2$Linux_X86_64 LibreOffice_project/420m0$Build-2</meta:generator>
    <meta:editing-duration>PT10H17M15S</meta:editing-duration>
    <meta:editing-cycles>31</meta:editing-cycles>
    <dc:date>2016-12-15T01:05:30.244823841</dc:date>
    <meta:document-statistic meta:table-count="0" meta:image-count="0" meta:object-count="0" meta:page-count="13" meta:paragraph-count="273" meta:word-count="2536" meta:character-count="19434" meta:non-whitespace-character-count="17131"/>
  </office:meta>
</office:document-meta>
</file>